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Small_20_Arrow" draw:marker-start-width="0.279cm" draw:marker-end-width="0.279cm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1cm" svg:height="1.016cm" svg:x="1.77cm" svg:y="2.016cm">
          <text:p text:style-name="P1">Underpa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1cm" svg:height="1.016cm" svg:x="1.77cm" svg:y="3.875cm">
          <text:p text:style-name="P1">Trous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81cm" svg:height="1.016cm" svg:x="1.77cm" svg:y="6.08cm">
          <text:p text:style-name="P1">Be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81cm" svg:height="1.016cm" svg:x="6.961cm" svg:y="2.016cm">
          <text:p text:style-name="P1">Shir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81cm" svg:height="1.016cm" svg:x="6.961cm" svg:y="8.26cm">
          <text:p text:style-name="P1">Swe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81cm" svg:height="1.016cm" svg:x="12.068cm" svg:y="2.016cm">
          <text:p text:style-name="P1">S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81cm" svg:height="1.016cm" svg:x="12.068cm" svg:y="3.875cm">
          <text:p text:style-name="P1">Boo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1cm" svg:height="1.016cm" svg:x="9.768cm" svg:y="6.08cm">
          <text:p text:style-name="P1">Co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1cm" svg:height="1.016cm" svg:x="12.068cm" svg:y="8.26cm">
          <text:p text:style-name="P1">Face 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1cm" svg:height="1.016cm" svg:x="12.068cm" svg:y="10.252cm">
          <text:p text:style-name="P1">G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0.771cm" svg:y1="8.768cm" svg:x2="12.068cm" svg:y2="8.768cm" draw:start-shape="id1" draw:start-glue-point="1" draw:end-shape="id2" draw:end-glue-point="3" svg:d="M10771 8768h1297" svg:viewBox="0 0 1298 1">
          <text:p/>
        </draw:connector>
        <draw:connector draw:style-name="gr2" draw:text-style-name="P3" draw:layer="layout" draw:type="line" svg:x1="13.973cm" svg:y1="9.276cm" svg:x2="13.973cm" svg:y2="10.252cm" draw:start-shape="id2" draw:start-glue-point="2" draw:end-shape="id3" draw:end-glue-point="0" svg:d="M13973 9276v976" svg:viewBox="0 0 1 977">
          <text:p/>
        </draw:connector>
        <draw:connector draw:style-name="gr2" draw:text-style-name="P3" draw:layer="layout" draw:type="line" svg:x1="8.866cm" svg:y1="8.26cm" svg:x2="9.768cm" svg:y2="6.588cm" draw:start-shape="id1" draw:start-glue-point="0" draw:end-shape="id4" draw:end-glue-point="3" svg:d="M8866 8260l902-1672" svg:viewBox="0 0 903 1673">
          <text:p/>
        </draw:connector>
        <draw:connector draw:style-name="gr2" draw:text-style-name="P3" draw:layer="layout" draw:type="line" svg:x1="3.675cm" svg:y1="3.032cm" svg:x2="3.675cm" svg:y2="3.875cm" draw:start-shape="id5" draw:start-glue-point="2" draw:end-shape="id6" draw:end-glue-point="0" svg:d="M3675 3032v843" svg:viewBox="0 0 1 844">
          <text:p/>
        </draw:connector>
        <draw:connector draw:style-name="gr2" draw:text-style-name="P3" draw:layer="layout" draw:type="line" svg:x1="3.675cm" svg:y1="4.891cm" svg:x2="3.675cm" svg:y2="6.08cm" draw:start-shape="id6" draw:start-glue-point="2" draw:end-shape="id7" draw:end-glue-point="0" svg:d="M3675 4891v1189" svg:viewBox="0 0 1 1190">
          <text:p/>
        </draw:connector>
        <draw:connector draw:style-name="gr2" draw:text-style-name="P3" draw:layer="layout" draw:type="line" svg:x1="8.866cm" svg:y1="3.032cm" svg:x2="3.675cm" svg:y2="6.08cm" draw:start-shape="id8" draw:start-glue-point="2" draw:end-shape="id7" draw:end-glue-point="0" svg:d="M8866 3032l-5191 3048" svg:viewBox="0 0 5192 3049">
          <text:p/>
        </draw:connector>
        <draw:connector draw:style-name="gr2" draw:text-style-name="P3" draw:layer="layout" draw:type="line" svg:x1="8.866cm" svg:y1="3.032cm" svg:x2="8.866cm" svg:y2="8.26cm" draw:start-shape="id8" draw:start-glue-point="2" draw:end-shape="id1" draw:end-glue-point="0" svg:d="M8866 3032v5228" svg:viewBox="0 0 1 5229">
          <text:p/>
        </draw:connector>
        <draw:connector draw:style-name="gr2" draw:text-style-name="P3" draw:layer="layout" draw:type="line" svg:x1="13.973cm" svg:y1="3.032cm" svg:x2="13.973cm" svg:y2="3.875cm" draw:start-shape="id9" draw:start-glue-point="2" draw:end-shape="id10" draw:end-glue-point="0" svg:d="M13973 3032v843" svg:viewBox="0 0 1 844">
          <text:p/>
        </draw:connector>
        <draw:connector draw:style-name="gr2" draw:text-style-name="P3" draw:layer="layout" draw:type="line" svg:x1="13.973cm" svg:y1="4.891cm" svg:x2="11.673cm" svg:y2="6.08cm" draw:start-shape="id10" draw:start-glue-point="2" draw:end-shape="id4" draw:end-glue-point="0" svg:d="M13973 4891l-2300 1189" svg:viewBox="0 0 2301 1190">
          <text:p/>
        </draw:connector>
        <draw:connector draw:style-name="gr2" draw:text-style-name="P3" draw:layer="layout" draw:type="line" svg:x1="3.675cm" svg:y1="7.096cm" svg:x2="8.866cm" svg:y2="8.26cm" draw:start-shape="id7" draw:start-glue-point="2" draw:end-shape="id1" draw:end-glue-point="0" svg:d="M3675 7096l5191 1164" svg:viewBox="0 0 5192 1165">
          <text:p/>
        </draw:connector>
        <draw:connector draw:style-name="gr2" draw:text-style-name="P3" draw:layer="layout" draw:type="line" svg:x1="5.58cm" svg:y1="4.383cm" svg:x2="12.068cm" svg:y2="4.383cm" draw:start-shape="id6" draw:start-glue-point="1" draw:end-shape="id10" draw:end-glue-point="3" svg:d="M5580 4383h6488" svg:viewBox="0 0 6489 1">
          <text:p/>
        </draw:connector>
        <draw:connector draw:style-name="gr3" draw:text-style-name="P3" draw:layer="layout" draw:type="line" svg:x1="13.973cm" svg:y1="8.26cm" svg:x2="11.673cm" svg:y2="7.096cm" draw:start-shape="id2" draw:start-glue-point="0" draw:end-shape="id4" draw:end-glue-point="2" svg:d="M13973 8260l-2300-1164" svg:viewBox="0 0 2301 1165">
          <text:p/>
        </draw:connector>
        <draw:connector draw:style-name="gr3" draw:text-style-name="P3" draw:layer="layout" draw:type="line" svg:x1="13.994cm" svg:y1="8.281cm" svg:x2="13.973cm" svg:y2="4.891cm" draw:end-shape="id10" draw:end-glue-point="2" svg:d="M13994 8281l-21-3390" svg:viewBox="0 0 22 339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5T01:37:58.234000000</meta:creation-date>
    <dc:date>2020-12-05T20:23:39.570000000</dc:date>
    <meta:editing-duration>PT12M59S</meta:editing-duration>
    <meta:editing-cycles>2</meta:editing-cycles>
    <meta:generator>LibreOffice/6.3.2.2$Windows_X86_64 LibreOffice_project/98b30e735bda24bc04ab42594c85f7fd8be07b9c</meta:generator>
    <meta:document-statistic meta:object-count="23"/>
  </office:meta>
</office:document-meta>
</file>